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font-weight="bold"/>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1">
      <style:paragraph-properties fo:margin-top="0cm" fo:margin-bottom="0cm" style:contextual-spacing="false" fo:text-align="justify" style:justify-single-word="false"/>
    </style:style>
    <style:style style:name="P9" style:family="paragraph" style:parent-style-name="Text_20_body" style:list-style-name="L2">
      <style:paragraph-properties fo:margin-top="0cm" fo:margin-bottom="0cm" style:contextual-spacing="false" fo:text-align="justify" style:justify-single-word="false"/>
    </style:style>
    <style:style style:name="P10" style:family="paragraph" style:parent-style-name="Text_20_body" style:list-style-name="L3">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officeooo:rsid="00197bfe"/>
    </style:style>
    <style:style style:name="T3" style:family="text">
      <style:text-properties fo:language="es" fo:country="ES"/>
    </style:style>
    <style:style style:name="T4" style:family="text">
      <style:text-properties officeooo:rsid="00197bfe"/>
    </style:style>
    <style:style style:name="T5" style:family="text">
      <style:text-properties officeooo:rsid="001a7f7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amos a crear una aplicación <text:span text:style-name="T4">web </text:span><text:span text:style-name="T5">a partir de un fichero json (podéis utilizar el mismo que empleásteis en vuestro proyecto) </text:span>con las siguientes características:</text:p>
      <text:list xml:id="list474853542" text:style-name="L1">
        <text:list-item>
          <text:p text:style-name="P8">La aplicación debe tener una <text:span text:style-name="T1">hoja de estilo</text:span>. Para ello lo mejor es que busques una plantilla HTML/CSS.</text:p>
        </text:list-item>
        <text:list-item>
          <text:p text:style-name="P8">Las plantillas que uses en la aplicación se heredarán de la plantilla <text:span text:style-name="T1">base.html</text:span> (esta plantilla la puedes crear a partir de la plantilla HTML que has buscado).</text:p>
        </text:list-item>
        <text:list-item>
          <text:p text:style-name="P8">La plantilla base tendrá al menos <text:span text:style-name="T1">dos bloques</text:span>: uno para indicar el título y otro para poner el contenido.</text:p>
        </text:list-item>
        <text:list-item>
          <text:p text:style-name="P8">La página principal tendrá una <text:span text:style-name="T1">imagen</text:span> con el logotipo al pulsar sobre está imagen nos llevará a <text:span text:style-name="T4">una</text:span> página /<text:span text:style-name="T4">xxx</text:span><text:span text:style-name="T5">s</text:span>.</text:p>
        </text:list-item>
        <text:list-item>
          <text:p text:style-name="P8">La página <text:span text:style-name="T1">/</text:span><text:span text:style-name="T2">xxxs</text:span> nos mostrara un buscador, para ello pon un <text:span text:style-name="T1">formulario</text:span> con un cuadro de texto donde puedas poner el nombre de un <text:span text:style-name="T4">xxx</text:span> que quieres buscar. Cuando pulséis el botón de buscar enviará la información a la página /lista<text:span text:style-name="T4">xxx</text:span><text:span text:style-name="T5">s</text:span>. El formulario enviará los datos con el método POST.</text:p>
        </text:list-item>
        <text:list-item>
          <text:p text:style-name="P8">En la página <text:span text:style-name="T1">/lista</text:span><text:span text:style-name="T2">xxxs</text:span> (qué sólo se puede acceder por el método POST) aparecerán los <text:span text:style-name="T4">xxx</text:span><text:span text:style-name="T5">s</text:span> cuyo nombre empiezan por la cadena que hemos añadido al formulario. Si no hemos indicado ninguna cadena mostrará todos los <text:span text:style-name="T4">xxx</text:span><text:span text:style-name="T5">s</text:span>.</text:p>
        </text:list-item>
        <text:list-item>
          <text:p text:style-name="P8">La página <text:span text:style-name="T1">/lista</text:span><text:span text:style-name="T2">xxxs</text:span> mostrará una tabla generada dinámicamente a partir de los datos de <text:span text:style-name="T4">vuestro</text:span> fichero json y la búsqueda que se haya realizado.</text:p>
        </text:list-item>
        <text:list-item>
          <text:p text:style-name="P8">La tabla tendrá <text:span text:style-name="T4">al meno</text:span><text:span text:style-name="T5">s</text:span><text:span text:style-name="T4"> </text:span>tres columnas: en <text:span text:style-name="T4">la primera </text:span>aparecerá el nombre, en la segunda <text:span text:style-name="T4">otra información relevante</text:span> y en la tercera habrá un enlace con la palabra “Detalle” que me llevará a la página del <text:span text:style-name="T4">xxx</text:span> con la ruta /<text:span text:style-name="T4">xxx</text:span>/&lt;identificador&gt; o /<text:span text:style-name="T4">xxx</text:span>?id=xxxxxxxxxx.</text:p>
        </text:list-item>
        <text:list-item>
          <text:p text:style-name="P8">Como ves, estamos volviendo a hacer el patrón de diseño : Lista - detalle. La lista está en la página /lista<text:span text:style-name="T4">xxx</text:span> y el detalle está en la página <text:span text:style-name="T1">/</text:span><text:span text:style-name="T2">xxx</text:span><text:span text:style-name="T1">/&lt;identificador&gt;</text:span> o <text:span text:style-name="T1">/</text:span><text:span text:style-name="T2">xxx</text:span><text:span text:style-name="T1">?id=xxxxxxx</text:span> donde aparecerán todos los datos del <text:span text:style-name="T4">xxx</text:span> que tenga ese identificador. Si el identificador no existe devolverá un 404. Tendrá un enlace que me devuelve a la página /<text:span text:style-name="T4">xxx</text:span>s.</text:p>
        </text:list-item>
        <text:list-item>
          <text:p text:style-name="P5"><text:span text:style-name="T4">T</text:span>eneís que buscar <text:span text:style-name="T4">una</text:span> <text:span text:style-name="T3">Plataforma como Servicio (PaaS) basada en la nube que sea gratuita (Railway, Dokku,,..).y desplegar vuestra aplicación en ella. Debéis indicar el proceso de despliege en la misma.</text:span></text:p>
        </text:list-item>
      </text:list>
      <text:p text:style-name="P4">Hasta aquí es suficiente para sacar la mitad de los puntos que vale la práctica. Te propongo varias mejoras que irán sumando puntos al resultados final, tienes que hacerlas en orden y puede hacer las que quieras.</text:p>
      <text:list xml:id="list4253747932" text:style-name="L2">
        <text:list-item>
          <text:p text:style-name="P9">Realizar la búsqueda utilizando una sola ruta: Es decir que en la página /<text:span text:style-name="T4">xxx</text:span>s este el formulario de búsqueda y la lista de <text:span text:style-name="T4">xxx</text:span>s seleccionado. La información del formulario se enviará a la misma página. No existirá la página /lista<text:span text:style-name="T4">xxx</text:span>s.</text:p>
        </text:list-item>
        <text:list-item>
          <text:p text:style-name="P9">Como el protocolo HTTP no tiene estado, no es capaz de acordarse de los datos anteriores, por lo tanto cada vez que hagáis una búsqueda aparecerá la lista de <text:span text:style-name="T4">xxx</text:span>s pero el formulario estará vacío, no recuerda lo que pusimos. Modifica el programa para que aparezca en el formulario la cadena que habías introducido en la búsqueda (Pista: tendrá que utilizar el atributo value del elemento input).</text:p>
        </text:list-item>
        <text:list-item>
          <text:p text:style-name="P9">Añade otro criterio de búsqueda. <text:span text:style-name="T5">Para</text:span> buscar por <text:span text:style-name="T5">ese segundo criterio</text:span> vas a generar dinámicamente una lista desplegable (elemento select) en el formulario con las <text:span text:style-name="T5">valores</text:span> de los <text:span text:style-name="T5">xxx</text:span>). </text:p>
        </text:list-item>
        <text:list-item>
          <text:p text:style-name="P6"><text:soft-page-break/>De la misma forma que en el apartado 1 programar la lista desplegable para que recuerde la opción elegida en la búsqueda. (Pista: Usar el atributo selected del elemento option del elemento select)</text:p>
        </text:list-item>
      </text:list>
      <text:p text:style-name="P3">¿Qué debes entregar?</text:p>
      <text:list xml:id="list2584589924" text:style-name="L3">
        <text:list-item>
          <text:p text:style-name="P10">La url del repositorio github donde has desarrollado el programa. Recuerda que debes hacer el programa poco a poco y que los cambios lo tienes que ir guardando con distintos commits.</text:p>
        </text:list-item>
        <text:list-item>
          <text:p text:style-name="P10">Debes entregar la URL de la aplicación funcionando en la plataforma PaaS seleccionada</text:p>
        </text:list-item>
        <text:list-item>
          <text:p text:style-name="P10">Entrega capturas de pantallas de las páginas de la aplicación desplegada en la plataforma como servicio elegida donde se vean todos los elementos que se han solicitado.</text:p>
        </text:list-item>
        <text:list-item>
          <text:p text:style-name="P7">Indica qué mejoras has desarrollado </text:p>
        </text:list-item>
      </text:list>
      <text:h text:style-name="P1" text:outline-level="3"><text:span text:style-name="T1">En esta práctica no entregues </text:span><text:a xlink:type="simple" xlink:href="https://educacionadistancia.juntadeandalucia.es/centros/sevilla/mod/resource/view.php?id=112940" text:style-name="Internet_20_link" text:visited-style-name="Visited_20_Internet_20_Link"><text:span text:style-name="T1">pdf</text:span></text:a>, escribe directamente en redmine. Recuerda que no tienes que escribirlo todo de una vez, puedes ir añadiendo contenido progresivamente. Aprende a escribir código e insertar <text:a xlink:type="simple" xlink:href="https://educacionadistancia.juntadeandalucia.es/centros/sevilla/mod/msteams/view.php?id=113075" text:style-name="Internet_20_link" text:visited-style-name="Visited_20_Internet_20_Link">imágenes</text:a> en redmine. cuando termines lo pones al 100%.</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08:27:43.514549866</meta:creation-date>
    <dc:date>2024-04-08T08:47:31.187226379</dc:date>
    <meta:editing-duration>PT8M27S</meta:editing-duration>
    <meta:editing-cycles>1</meta:editing-cycles>
    <meta:document-statistic meta:table-count="0" meta:image-count="0" meta:object-count="0" meta:page-count="2" meta:paragraph-count="22" meta:word-count="698" meta:character-count="4100" meta:non-whitespace-character-count="3440"/>
    <meta:generator>LibreOffice/7.0.4.2$Linux_X86_64 LibreOffice_project/00$Build-2</meta:generator>
  </office:meta>
</office:document-meta>
</file>